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618cm" fo:min-width="0.341cm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="Arrow" draw:marker-start-width="0.353cm" draw:marker-end-width="0.253cm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5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62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89cm" svg:height="2.64cm" svg:x="0.104cm" svg:y="0.13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189cm" svg:height="2.64cm" svg:x="2.883cm" svg:y="0.143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282cm" svg:y1="1.2cm" svg:x2="2.9cm" svg:y2="1.2cm">
          <text:p/>
        </draw:line>
        <draw:line draw:style-name="gr3" draw:text-style-name="P1" draw:layer="layout" svg:x1="1.267cm" svg:y1="1.7cm" svg:x2="2.9cm" svg:y2="1.707cm">
          <text:p/>
        </draw:line>
        <draw:frame draw:style-name="gr4" draw:text-style-name="P6" draw:layer="layout" svg:width="1.162cm" svg:height="0.721cm" svg:x="1.4cm" svg:y="1.779cm">
          <draw:text-box>
            <text:p text:style-name="P5">key</text:p>
          </draw:text-box>
        </draw:frame>
        <draw:frame draw:style-name="gr5" draw:text-style-name="P6" draw:layer="layout" svg:width="1.162cm" svg:height="0.721cm" svg:x="1.4cm" svg:y="0.5cm">
          <draw:text-box>
            <text:p text:style-name="P5">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.2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0:05:21.356000000</meta:creation-date>
    <dc:date>2017-05-09T10:39:58.218000000</dc:date>
    <meta:editing-duration>PT9M10S</meta:editing-duration>
    <meta:editing-cycles>2</meta:editing-cycles>
    <meta:generator>LibreOffice/5.3.2.2$Windows_X86_64 LibreOffice_project/6cd4f1ef626f15116896b1d8e1398b56da0d0ee1</meta:generator>
    <meta:document-statistic meta:object-count="6"/>
  </office:meta>
</office:document-meta>
</file>